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face style:name="times" svg:font-family="times" style:font-family-generic="roman"/>
  </office:font-face-decls>
  <office:automatic-styles>
    <style:style style:name="P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officeooo:paragraph-rsid="0007dd21"/>
    </style:style>
    <style:style style:name="P2" style:family="paragraph" style:parent-style-name="Standard">
      <style:paragraph-properties fo:text-align="justify" style:justify-single-word="false"/>
      <style:text-properties style:font-name="times" fo:font-size="12pt" fo:font-weight="normal" officeooo:rsid="0007dd21" officeooo:paragraph-rsid="0007dd21" style:font-size-asian="12pt" style:font-weight-asian="normal" style:font-size-complex="12pt" style:font-weight-complex="normal"/>
    </style:style>
    <style:style style:name="P3" style:family="paragraph" style:parent-style-name="Standard">
      <style:paragraph-properties fo:text-align="justify" style:justify-single-word="false" style:border-line-width-bottom="0.0035in 0.0035in 0.0035in" fo:padding-left="0in" fo:padding-right="0in" fo:padding-top="0in" fo:padding-bottom="0.0291in" fo:border-left="none" fo:border-right="none" fo:border-top="none" fo:border-bottom="0.74pt double #000000" style:join-border="false"/>
      <style:text-properties style:font-name="times" fo:font-size="12pt" fo:font-weight="normal" officeooo:rsid="000c46f8" officeooo:paragraph-rsid="000c46f8" style:font-size-asian="12pt" style:font-weight-asian="normal" style:font-size-complex="12pt" style:font-weight-complex="normal"/>
    </style:style>
    <style:style style:name="P4"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fo:font-weight="bold" officeooo:rsid="0007dd21" officeooo:paragraph-rsid="0007dd21" style:font-weight-asian="bold" style:font-weight-complex="bold"/>
    </style:style>
    <style:style style:name="P5" style:family="paragraph" style:parent-style-name="Standard">
      <style:paragraph-properties fo:text-align="justify" style:justify-single-word="false"/>
      <style:text-properties style:font-name="times" fo:font-size="11.5pt" fo:font-weight="normal" officeooo:rsid="0007dd21" officeooo:paragraph-rsid="0007dd21" style:font-size-asian="11.5pt" style:font-weight-asian="normal" style:font-size-complex="11.5pt" style:font-weight-complex="normal"/>
    </style:style>
    <style:style style:name="P6" style:family="paragraph" style:parent-style-name="Standard">
      <style:paragraph-properties fo:text-align="justify" style:justify-single-word="false" style:border-line-width-bottom="0.0035in 0.0035in 0.0035in" fo:padding-left="0in" fo:padding-right="0in" fo:padding-top="0in" fo:padding-bottom="0.0291in" fo:border-left="none" fo:border-right="none" fo:border-top="none" fo:border-bottom="0.74pt double #000000" style:join-border="false"/>
      <style:text-properties style:font-name="times" fo:font-size="11.5pt" fo:font-weight="normal" officeooo:rsid="0007dd21" officeooo:paragraph-rsid="0007dd21" style:font-size-asian="11.5pt" style:font-weight-asian="normal" style:font-size-complex="11.5pt" style:font-weight-complex="normal"/>
    </style:style>
    <style:style style:name="P7" style:family="paragraph" style:parent-style-name="Standard">
      <style:paragraph-properties fo:text-align="justify" style:justify-single-word="false"/>
      <style:text-properties style:font-name="times" fo:font-size="11.5pt" fo:font-weight="normal" officeooo:rsid="000c46f8" officeooo:paragraph-rsid="000c46f8" style:font-size-asian="11.5pt" style:font-weight-asian="normal" style:font-size-complex="11.5pt" style:font-weight-complex="normal"/>
    </style:style>
    <style:style style:name="P8"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officeooo:paragraph-rsid="00080f02"/>
    </style:style>
    <style:style style:name="P9" style:family="paragraph" style:parent-style-name="Text_20_body">
      <style:paragraph-properties fo:text-align="justify" style:justify-single-word="false"/>
      <style:text-properties style:font-name="Times"/>
    </style:style>
    <style:style style:name="P10" style:family="paragraph" style:parent-style-name="Text_20_body">
      <style:paragraph-properties fo:text-align="justify" style:justify-single-word="false"/>
      <style:text-properties style:font-name="Times" officeooo:paragraph-rsid="000ab7f7"/>
    </style:style>
    <style:style style:name="P11" style:family="paragraph" style:parent-style-name="Text_20_body">
      <style:paragraph-properties fo:text-align="justify" style:justify-single-word="false" style:border-line-width-bottom="0.0035in 0.0035in 0.0035in" fo:padding-left="0in" fo:padding-right="0in" fo:padding-top="0in" fo:padding-bottom="0.0291in" fo:border-left="none" fo:border-right="none" fo:border-top="none" fo:border-bottom="0.74pt double #000000" style:join-border="false"/>
      <style:text-properties style:font-name="Times"/>
    </style:style>
    <style:style style:name="P12" style:family="paragraph" style:parent-style-name="Text_20_body">
      <style:paragraph-properties fo:text-align="justify" style:justify-single-word="false" style:border-line-width-bottom="0.0035in 0.0035in 0.0035in" fo:padding-left="0in" fo:padding-right="0in" fo:padding-top="0in" fo:padding-bottom="0.0291in" fo:border-left="none" fo:border-right="none" fo:border-top="none" fo:border-bottom="0.74pt double #000000" style:join-border="false"/>
      <style:text-properties style:font-name="Times" officeooo:paragraph-rsid="000c46f8"/>
    </style:style>
    <style:style style:name="P13" style:family="paragraph" style:parent-style-name="Text_20_body">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officeooo:paragraph-rsid="000c46f8"/>
    </style:style>
    <style:style style:name="P14" style:family="paragraph" style:parent-style-name="Text_20_body">
      <style:paragraph-properties fo:text-align="justify" style:justify-single-word="false"/>
      <style:text-properties style:font-name="Times" officeooo:rsid="000c46f8" officeooo:paragraph-rsid="000c46f8"/>
    </style:style>
    <style:style style:name="P15" style:family="paragraph" style:parent-style-name="Text_20_body">
      <style:paragraph-properties fo:text-align="justify" style:justify-single-word="false" style:border-line-width-bottom="0.0035in 0.0035in 0.0035in" fo:padding-left="0in" fo:padding-right="0in" fo:padding-top="0in" fo:padding-bottom="0.0291in" fo:border-left="none" fo:border-right="none" fo:border-top="none" fo:border-bottom="0.74pt double #000000" style:join-border="false"/>
      <style:text-properties style:font-name="Times" officeooo:rsid="000c46f8" officeooo:paragraph-rsid="000c46f8"/>
    </style:style>
    <style:style style:name="P16" style:family="paragraph" style:parent-style-name="Text_20_body">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officeooo:rsid="000c46f8" officeooo:paragraph-rsid="000c46f8"/>
    </style:style>
    <style:style style:name="P17" style:family="paragraph" style:parent-style-name="Text_20_body" style:list-style-name="L1">
      <style:paragraph-properties fo:text-align="justify" style:justify-single-word="false"/>
      <style:text-properties style:font-name="Times" officeooo:rsid="000c46f8" officeooo:paragraph-rsid="000c46f8"/>
    </style:style>
    <style:style style:name="P18" style:family="paragraph" style:parent-style-name="Text_20_body">
      <style:paragraph-properties fo:text-align="justify" style:justify-single-word="false"/>
      <style:text-properties style:font-name="Times" officeooo:rsid="000c46f8" officeooo:paragraph-rsid="000c578b"/>
    </style:style>
    <style:style style:name="P19" style:family="paragraph" style:parent-style-name="Text_20_body">
      <style:paragraph-properties fo:text-align="justify" style:justify-single-word="false"/>
      <style:text-properties style:font-name="Times" fo:font-size="14pt" officeooo:rsid="000c46f8" officeooo:paragraph-rsid="000c46f8" style:font-size-asian="14pt" style:font-size-complex="14pt"/>
    </style:style>
    <style:style style:name="P20" style:family="paragraph" style:parent-style-name="Text_20_body">
      <style:paragraph-properties fo:text-align="justify" style:justify-single-word="false" fo:padding-left="0in" fo:padding-right="0in" fo:padding-top="0in" fo:padding-bottom="0.0291in" fo:border-left="none" fo:border-right="none" fo:border-top="none" fo:border-bottom="0.06pt solid #000000" style:join-border="false"/>
      <style:text-properties style:font-name="Times" officeooo:rsid="0007dd21" officeooo:paragraph-rsid="000c46f8"/>
    </style:style>
    <style:style style:name="T1" style:family="text">
      <style:text-properties style:font-name="times" fo:font-size="14pt" fo:font-weight="bold" officeooo:rsid="0007dd21"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officeooo:rsid="000c578b" style:font-weight-asian="bold" style:font-weight-complex="bold"/>
    </style:style>
    <style:style style:name="T4" style:family="text">
      <style:text-properties style:font-name="Times" fo:font-size="14pt" fo:font-weight="bold" officeooo:rsid="0007dd21" style:font-size-asian="14pt" style:font-weight-asian="bold" style:font-size-complex="14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07dd21" style:font-size-asian="14pt" style:font-weight-asian="bold" style:font-size-complex="14pt" style:font-weight-complex="bold"/>
    </style:style>
    <style:style style:name="T7" style:family="text">
      <style:text-properties fo:font-size="14pt" style:font-size-asian="14pt" style:font-size-complex="14pt"/>
    </style:style>
    <style:style style:name="T8" style:family="text">
      <style:text-properties officeooo:rsid="000ab7f7"/>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officeooo:rsid="000c578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7">Sim Based Tracking :</text:span></text:p>
      <text:p text:style-name="P2"/>
      <text:p text:style-name="P2">SIM-based tracking involves monitoring the location and activities of a device by tracking the SIM card inserted into it. Here's how it generally works:</text:p>
      <text:p text:style-name="P2"/>
      <text:p text:style-name="P2">1. <text:span text:style-name="T2">SIM Card Identification</text:span>: Each SIM card has a unique identifier known as the International Mobile Subscriber Identity (IMSI). This identifier is associated with a specific mobile subscriber and is stored on the SIM card.</text:p>
      <text:p text:style-name="P2"/>
      <text:p text:style-name="P2">2. <text:span text:style-name="T2">Cellular Network Communication</text:span>: When a device with a SIM card connects to a cellular network, it exchanges information with the network, including the IMSI. This communication is necessary for the device to make and receive calls, send text messages, and access mobile data.</text:p>
      <text:p text:style-name="P2"/>
      <text:p text:style-name="P2">3. <text:span text:style-name="T2">Location Tracking</text:span>: Mobile network operators can track the location of a device by triangulating its position based on the signals received from nearby cell towers. This technique, known as cell tower triangulation, can provide an approximate location of the device.</text:p>
      <text:p text:style-name="P2"/>
      <text:p text:style-name="P2">4. <text:span text:style-name="T2">Subscriber Information</text:span>: Mobile network operators maintain databases that associate IMSIs with subscriber information, such as name, address, and account details. This information can be used to identify the owner of a device based on the SIM card inserted into it.</text:p>
      <text:p text:style-name="P2"/>
      <text:p text:style-name="P2">5. <text:span text:style-name="T2">Law Enforcement and Surveillance</text:span>: SIM-based tracking is often used by law enforcement agencies and intelligence services for surveillance purposes. By monitoring the location and activities of devices, authorities can track suspects, gather evidence, and prevent criminal activities.</text:p>
      <text:p text:style-name="P3">It's important to note that while SIM-based tracking can be a powerful tool for law enforcement and security purposes, it also raises privacy concerns. Tracking individuals without their consent or a valid legal basis can infringe upon their privacy rights. Therefore, it's essential to ensure that any tracking activities comply with relevant laws, regulations, and ethical standards.</text:p>
      <text:p text:style-name="P2"/>
      <text:p text:style-name="P1"><text:span text:style-name="T1">Project Blueprint</text:span></text:p>
      <text:p text:style-name="P2"/>
      <text:p text:style-name="P5">1. <text:span text:style-name="T2">Introduction to SIM-based Tracking:</text:span></text:p>
      <text:p text:style-name="P5"><text:s text:c="3"/>- Provide an overview of SIM-based tracking, explaining how it works and its applications in various fields such as law enforcement, asset tracking, and personal safety.</text:p>
      <text:p text:style-name="P5"/>
      <text:p text:style-name="P5">2. <text:span text:style-name="T2">Objective of the Project:</text:span></text:p>
      <text:p text:style-name="P5"><text:s text:c="3"/>- Clearly state the objectives of your project, such as understanding the principles of SIM-based tracking, implementing a basic tracking system, or exploring the ethical and privacy implications of tracking technologies.</text:p>
      <text:p text:style-name="P5"/>
      <text:p text:style-name="P5">3. <text:span text:style-name="T2">Literature Review:</text:span></text:p>
      <text:p text:style-name="P5"><text:s text:c="3"/>- Conduct research on existing SIM-based tracking technologies, including the hardware and software components involved, relevant algorithms for location tracking, and legal considerations.</text:p>
      <text:p text:style-name="P5"/>
      <text:p text:style-name="P5">4. <text:span text:style-name="T2">System Architecture:</text:span></text:p>
      <text:p text:style-name="P5"><text:s text:c="3"/>- Describe the architecture of your proposed tracking system, including the hardware components (e.g., GSM modem or cellular module, microcontroller, GPS module) and software components (e.g., firmware, tracking algorithm).</text:p>
      <text:p text:style-name="P5"/>
      <text:p text:style-name="P5">5. <text:span text:style-name="T2">Implementation:</text:span></text:p>
      <text:p text:style-name="P5"><text:s text:c="3"/>- Detail the steps involved in implementing your tracking system, including setting up the hardware, configuring communication with the cellular network, retrieving location data, and processing the data to determine the device's location.</text:p>
      <text:p text:style-name="P5"/>
      <text:p text:style-name="P5">6. <text:span text:style-name="T2">Testing and Evaluation:</text:span></text:p>
      <text:p text:style-name="P5"><text:s text:c="3"/>- Perform testing to validate the functionality and accuracy of your tracking system. Evaluate its performance under different conditions, such as varying signal strength or environmental factors.</text:p>
      <text:p text:style-name="P5"/>
      <text:p text:style-name="P5">7. <text:span text:style-name="T2">Ethical and Privacy Considerations:</text:span></text:p>
      <text:p text:style-name="P5"><text:s text:c="3"/>- Discuss the ethical implications of SIM-based tracking, including concerns related to privacy, surveillance, and data security. Consider how these issues can be addressed to ensure responsible use of tracking technologies.</text:p>
      <text:p text:style-name="P5"><text:soft-page-break/>8.<text:span text:style-name="T2"> Future Directions:</text:span></text:p>
      <text:p text:style-name="P5"><text:s text:c="3"/>- Propose potential enhancements or extensions to your tracking system, such as integrating additional sensors for environmental monitoring, implementing real-time tracking features, or developing a user interface for monitoring and control.</text:p>
      <text:p text:style-name="P5"/>
      <text:p text:style-name="P5">9. <text:span text:style-name="T2">Conclusion:</text:span></text:p>
      <text:p text:style-name="P5"><text:s text:c="3"/>- Summarize the key findings and insights from your project. Reflect on the challenges encountered and lessons learned, and discuss the broader implications of SIM-based tracking for society and technology.</text:p>
      <text:p text:style-name="P5"/>
      <text:p text:style-name="P5">10.<text:span text:style-name="T2"> References:</text:span></text:p>
      <text:p text:style-name="P5"><text:s text:c="4"/>- Provide a list of the sources consulted during your research, including academic papers, technical documentation, and relevant regulations or guidelines.</text:p>
      <text:p text:style-name="P5"/>
      <text:p text:style-name="P6">Depending on the scope and complexity of your project, you may need to adjust the level of detail and focus on specific aspects. Additionally, consider incorporating practical demonstrations or simulations to showcase the functionality of your tracking system.</text:p>
      <text:p text:style-name="P7"/>
      <text:p text:style-name="P8"><text:span text:style-name="T4">Introduction to SIM-based Tracking</text:span><text:span text:style-name="T6">:</text:span></text:p>
      <text:p text:style-name="P9"/>
      <text:p text:style-name="P9">In today's interconnected world, the ability to track the location and movements of objects and individuals has become increasingly important for various applications, ranging from asset management to public safety. One of the technologies commonly used for tracking is SIM-based tracking, which leverages the ubiquitous presence of mobile cellular networks to monitor the location of devices equipped with SIM (Subscriber Identity Module) cards.</text:p>
      <text:p text:style-name="P9"/>
      <text:p text:style-name="P9">SIM-based tracking relies on the communication between a device and the cellular network infrastructure. Each SIM card is associated with a unique identifier known as the International Mobile Subscriber Identity (IMSI), which is used to authenticate the device on the network. By monitoring the signals exchanged between the device and nearby cell towers, it is possible to triangulate the device's approximate location.</text:p>
      <text:p text:style-name="P9"/>
      <text:p text:style-name="P9">The process of SIM-based tracking involves several key steps. When a device connects to a cellular network, it exchanges signaling information with nearby cell towers, including the IMSI stored on the SIM card. This information is transmitted over the airwaves and can be intercepted by network operators or other authorized entities. By analyzing the signal strength and timing of these transmissions from multiple cell towers, the location of the device can be estimated with a certain degree of accuracy.</text:p>
      <text:p text:style-name="P9"/>
      <text:p text:style-name="P9">SIM-based tracking has numerous applications across various industries and sectors. In law enforcement and public safety, it is used to track the movements of suspects, locate missing persons, and monitor the activities of individuals under surveillance. In logistics and transportation, it enables real-time tracking of goods and vehicles, facilitating efficient supply chain management and asset monitoring. Additionally, SIM-based tracking can be deployed for personal safety and security, allowing individuals to track the location of their mobile devices in case of emergencies.</text:p>
      <text:p text:style-name="P9"/>
      <text:p text:style-name="P9">However, the widespread adoption of SIM-based tracking also raises significant ethical and privacy concerns. The ability to track individuals' movements and activities without their consent raises questions about surveillance, data protection, and individual rights to privacy. As such, it is essential to ensure that tracking technologies are deployed responsibly, with proper safeguards in place to protect the privacy and rights of individuals.</text:p>
      <text:p text:style-name="P9"><text:soft-page-break/></text:p>
      <text:p text:style-name="P12">In this project, we aim to explore the principles of SIM-based tracking, understand its technical implementation, and examine the ethical and privacy implications of tracking technologies. By building a basic tracking system and evaluating its functionality and performance, we seek to gain insights into the potential applications and challenges of SIM-based tracking in today's digital age.</text:p>
      <text:p text:style-name="P13"><text:span text:style-name="T6">Objective of the Project</text:span></text:p>
      <text:p text:style-name="P9">The primary objective of this project is to develop a basic SIM-based tracking system and explore its functionality, implementation, and ethical considerations. Specifically, the project aims to achieve the following goals:</text:p>
      <text:p text:style-name="P9">1. <text:span text:style-name="T2">Understanding SIM-based Tracking:</text:span> Gain a comprehensive understanding of the principles and technologies involved in SIM-based tracking, including the role of SIM cards, cellular networks, and location tracking algorithms.</text:p>
      <text:p text:style-name="P9">2. <text:span text:style-name="T2">Implementing a Basic Tracking System: </text:span>Develop a prototype of a SIM-based tracking system using readily available hardware and software components. This includes setting up the necessary hardware, configuring communication with the cellular network, and retrieving and processing location data.</text:p>
      <text:p text:style-name="P10"><text:span text:style-name="T8">3</text:span>.<text:span text:style-name="T2"> Evaluating System Performance: </text:span>Test and evaluate the functionality and performance of the tracking system under various conditions, such as different network environments, signal strengths, and device configurations. Assess the accuracy and reliability of location tracking capabilities.</text:p>
      <text:p text:style-name="P9">4. <text:span text:style-name="T2">Exploring Ethical and Privacy Implications:</text:span> Investigate the ethical and privacy implications of SIM-based tracking technologies, including concerns related to surveillance, data protection, and individual rights to privacy. Consider how these issues can be addressed to ensure responsible deployment and use of tracking systems.</text:p>
      <text:p text:style-name="P9">5. <text:span text:style-name="T2">Documentation and Reporting</text:span>: Document the design, implementation, and evaluation process of the tracking system, including any challenges encountered, lessons learned, and recommendations for future development. Prepare a comprehensive report summarizing the findings and insights from the project.</text:p>
      <text:p text:style-name="P11">By achieving these objectives, this project aims to provide valuable insights into the capabilities, limitations, and ethical considerations of SIM-based tracking technologies. Through hands-on experimentation and analysis, we seek to deepen our understanding of the role of tracking systems in today's interconnected world and contribute to the ongoing discourse on privacy, security, and technology.</text:p>
      <text:p text:style-name="P20"><text:span text:style-name="T5">System Architecture</text:span></text:p>
      <text:p text:style-name="P16">The system architecture of the SIM-based tracking project encompasses both hardware and software components, each playing a crucial role in the functionality of the tracking system. The following outlines the key elements of the system architecture:</text:p>
      <text:p text:style-name="P14"><text:span text:style-name="T7">1. </text:span><text:span text:style-name="T5">Hardware Components</text:span><text:span text:style-name="T7">:</text:span></text:p>
      <text:p text:style-name="P14"><text:span text:style-name="T2"><text:s/>- Microcontroller or Single Board Computer (SBC):</text:span> The central processing unit responsible for controlling the operation of the tracking system. It interfaces with other hardware components and executes the tracking algorithm.</text:p>
      <text:p text:style-name="P14"><text:span text:style-name="T2">- GSM/GPRS Modem or Cellular Module:</text:span> Enables communication with the cellular network by transmitting and receiving data over the Global System for Mobile Communications (GSM) or General Packet Radio Service (GPRS) networks. This component provides access to <text:soft-page-break/>the network for retrieving location data and sending commands.</text:p>
      <text:p text:style-name="P14"><text:span text:style-name="T2">- SIM Card:</text:span> Contains the Subscriber Identity Module (SIM) that uniquely identifies the device on the cellular network. It stores authentication information and allows the device to connect to the network.</text:p>
      <text:p text:style-name="P14"><text:span text:style-name="T2">- GPS Module:</text:span> Determines the device's location by receiving signals from satellites in the Global Positioning System (GPS) constellation. It provides accurate geographic coordinates that are used for location tracking.</text:p>
      <text:p text:style-name="P16"><text:span text:style-name="T2">- Power Supply:</text:span> Provides electrical power to the tracking system components, ensuring uninterrupted operation.</text:p>
      <text:p text:style-name="P19"><text:span text:style-name="T9">2.</text:span><text:span text:style-name="T10"> Software Components:</text:span></text:p>
      <text:p text:style-name="P14"><text:span text:style-name="T2">- Firmware:</text:span> The software program running on the microcontroller or SBC that controls the operation of the tracking system. It manages communication with hardware components, implements the tracking algorithm, and handles data processing.</text:p>
      <text:p text:style-name="P14"><text:span text:style-name="T2">- Communication Protocol Stack:</text:span> Software protocols for establishing communication with the cellular network, including protocols such as AT commands for GSM/GPRS modems. These protocols facilitate the exchange of data between the device and the network.</text:p>
      <text:p text:style-name="P14"><text:span text:style-name="T2">- Location Tracking Algorithm:</text:span> The algorithm used to determine the device's location based on signals received from GPS satellites and cell towers. This algorithm processes raw location data and calculates the device's geographic coordinates.</text:p>
      <text:p text:style-name="P16"><text:span text:style-name="T2">- User Interface (Optional):</text:span> If desired, a user interface can be implemented to provide interaction with the tracking system, such as displaying location information or configuring tracking settings.</text:p>
      <text:p text:style-name="P14"><text:span text:style-name="T7">3</text:span><text:span text:style-name="T5">. System Interactions:</text:span></text:p>
      <text:list text:style-name="L1">
        <text:list-item>
          <text:p text:style-name="P17">The microcontroller/SBC communicates with the GSM/GPRS modem and GPS module via serial communication interfaces (e.g., UART).</text:p>
        </text:list-item>
        <text:list-item>
          <text:p text:style-name="P17">The firmware running on the microcontroller/SBC controls the operation of the tracking system, including initiating communication with the cellular network, retrieving location data from the GPS module, and processing location information.</text:p>
        </text:list-item>
        <text:list-item>
          <text:p text:style-name="P17">The GSM/GPRS modem communicates with the cellular network to establish a connection and exchange data, including transmitting the device's location information and receiving commands from a remote server or user.</text:p>
        </text:list-item>
        <text:list-item>
          <text:p text:style-name="P17">The GPS module receives signals from GPS satellites to determine the device's geographic coordinates, which are then processed by the tracking algorithm to calculate the device's location.</text:p>
        </text:list-item>
      </text:list>
      <text:p text:style-name="P15">Great! Now that we have outlined the system architecture, the next step is to proceed with the implementation of the SIM-based tracking system. We'll break down the implementation process into several steps, including setting up the hardware components, developing the firmware, and testing the system's functionality.</text:p>
      <text:p text:style-name="P16"><text:span text:style-name="T5">Implementation</text:span></text:p>
      <text:p text:style-name="P14"/>
      <text:p text:style-name="P14">1. <text:span text:style-name="T2">Hardware Setup:</text:span></text:p>
      <text:p text:style-name="P18">- Acquire the necessary hardware components, including a microcontroller or single-board computer (SBC), GSM/GPRS modem or cellular module, SIM card, GPS module, and power supply.</text:p>
      <text:p text:style-name="P18"><text:soft-page-break/>- Connect the hardware components according to the system architecture, ensuring proper interfacing and power supply.</text:p>
      <text:p text:style-name="P18">- Verify the connections and ensure that all hardware components are functioning correctly.</text:p>
      <text:p text:style-name="P18"/>
      <text:p text:style-name="P18">2. <text:span text:style-name="T2">Firmware Development:</text:span></text:p>
      <text:p text:style-name="P18">- Choose a suitable programming language and development environment for firmware development, such as C/C++ and Arduino IDE for microcontrollers, or Python for SBCs like Raspberry Pi.</text:p>
      <text:p text:style-name="P18">- Develop firmware to control the operation of the tracking system, including initializing hardware peripherals, establishing communication with the GSM/GPRS modem and GPS module, and implementing the location tracking algorithm.</text:p>
      <text:p text:style-name="P18">- Implement error handling and recovery mechanisms to handle communication errors, hardware failures, and other potential issues.</text:p>
      <text:p text:style-name="P18">- Test the firmware functionality in a controlled environment to ensure proper operation and reliability.</text:p>
      <text:p text:style-name="P18"/>
      <text:p text:style-name="P14">3.<text:span text:style-name="T2"> Communication Setup:</text:span></text:p>
      <text:p text:style-name="P14"><text:s text:c="3"/>- Configure the GSM/GPRS modem to establish communication with the cellular network. This may involve setting up network parameters, such as APN (Access Point Name) and authentication credentials.</text:p>
      <text:p text:style-name="P14"><text:s text:c="3"/>- Implement communication protocols for transmitting location data to a remote server or user interface, such as HTTP, MQTT, or custom protocols.</text:p>
      <text:p text:style-name="P14">- Test communication functionality to ensure data transmission and reception between the tracking system and external devices or servers.</text:p>
      <text:p text:style-name="P18">4. <text:span text:style-name="T2">Location Tracking Algorithm</text:span></text:p>
      <text:p text:style-name="P18">- Develop or integrate a location tracking algorithm to process raw GPS data and calculate the device's geographic coordinates.</text:p>
      <text:p text:style-name="P18">- Consider factors such as satellite signal strength, accuracy of GPS fixes, and potential sources of error in location calculations.</text:p>
      <text:p text:style-name="P18">- Implement algorithms for optimizing location accuracy and reliability, such as filtering techniques (e.g., Kalman filtering) or signal processing methods.</text:p>
      <text:p text:style-name="P18">5. <text:span text:style-name="T2">Testing and Evaluation:</text:span></text:p>
      <text:p text:style-name="P18">- Conduct comprehensive testing of the tracking system under various conditions, including different network environments, signal strengths, and device configurations.</text:p>
      <text:p text:style-name="P18">- Evaluate the accuracy and reliability of location tracking capabilities, comparing the calculated coordinates with ground truth measurements.</text:p>
      <text:p text:style-name="P18">- Identify any issues or limitations in the system's functionality and performance, and iteratively refine the implementation to address these concerns.</text:p>
      <text:p text:style-name="P18"/>
      <text:p text:style-name="P14">6. <text:span text:style-name="T2">Documentation and Reporting:</text:span></text:p>
      <text:p text:style-name="P14">- Document the implementation process, including hardware setup instructions, firmware development details, and communication configurations.</text:p>
      <text:p text:style-name="P14">- Prepare a comprehensive report summarizing the implementation steps, testing results, and evaluation findings.</text:p>
      <text:p text:style-name="P14">- Provide insights into the strengths, weaknesses, and potential improvements of the SIM-based tracking system, based on the implementation experience and testing outco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9T16:42:19.756962147</meta:creation-date>
    <dc:date>2024-03-09T17:38:41.637218206</dc:date>
    <meta:editing-duration>PT56M12S</meta:editing-duration>
    <meta:editing-cycles>6</meta:editing-cycles>
    <meta:generator>LibreOffice/7.6.4.1$Linux_X86_64 LibreOffice_project/60$Build-1</meta:generator>
    <meta:document-statistic meta:table-count="0" meta:image-count="0" meta:object-count="0" meta:page-count="5" meta:paragraph-count="90" meta:word-count="2211" meta:character-count="15829" meta:non-whitespace-character-count="13674"/>
  </office:meta>
</office:document-meta>
</file>